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Noto Sans" svg:font-family="'Noto Sans'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17c0b" draw:textarea-horizontal-align="justify" draw:textarea-vertical-align="middle" draw:auto-grow-height="false" fo:min-height="0.312cm" fo:min-width="0.062cm"/>
    </style:style>
    <style:style style:name="gr2" style:family="graphic" style:parent-style-name="standard">
      <style:graphic-properties draw:fill-color="#eeeeee" draw:textarea-horizontal-align="justify" draw:textarea-vertical-align="middle" draw:auto-grow-height="false" fo:min-height="0.312cm" fo:min-width="0.062cm"/>
    </style:style>
    <style:style style:name="gr3" style:family="graphic" style:parent-style-name="objectwithoutfill">
      <style:graphic-properties draw:stroke="dash" draw:stroke-dash="Line_20_with_20_Fine_20_Dots" svg:stroke-width="0.05cm" svg:stroke-color="#cccccc" draw:marker-start-width="0.005cm" draw:marker-end="Arrow" draw:marker-end-width="0.2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draw:stroke="dash" draw:stroke-dash="Line_20_with_20_Fine_20_Dots" svg:stroke-width="0.05cm" svg:stroke-color="#cccccc" draw:marker-start-width="0.155cm" draw:marker-end="Arrow" draw:marker-end-width="0.2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543cm"/>
    </style:style>
    <style:style style:name="gr7" style:family="graphic" style:parent-style-name="standard">
      <style:graphic-properties draw:stroke="none" svg:stroke-color="#000000" draw:fill="none" draw:fill-color="#ffffff" fo:min-height="0.439cm"/>
    </style:style>
    <style:style style:name="gr8" style:family="graphic" style:parent-style-name="standard">
      <style:graphic-properties draw:stroke="none" svg:stroke-color="#000000" draw:fill="none" draw:fill-color="#ffffff" fo:min-height="0.432cm"/>
    </style:style>
    <style:style style:name="gr9" style:family="graphic" style:parent-style-name="standard">
      <style:graphic-properties draw:stroke="none" svg:stroke-color="#000000" draw:fill="none" draw:fill-color="#ffffff" fo:min-height="0.596cm"/>
    </style:style>
    <style:style style:name="gr10" style:family="graphic" style:parent-style-name="standard">
      <style:graphic-properties draw:stroke="none" svg:stroke-color="#000000" draw:fill="none" draw:fill-color="#ffffff" fo:min-height="0.434cm"/>
    </style:style>
    <style:style style:name="gr11" style:family="graphic" style:parent-style-name="standard">
      <style:graphic-properties draw:stroke="none" svg:stroke-color="#000000" draw:fill="none" draw:fill-color="#ffffff" fo:min-height="0.44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2cm" fo:min-width="2.74cm"/>
    </style:style>
    <style:style style:name="gr13" style:family="graphic" style:parent-style-name="standard">
      <style:graphic-properties draw:fill-color="#eeeeee" draw:textarea-horizontal-align="justify" draw:textarea-vertical-align="middle" draw:auto-grow-height="false" fo:min-height="0.2cm" fo:min-width="2.74cm"/>
    </style:style>
    <style:style style:name="gr14" style:family="graphic" style:parent-style-name="objectwithoutfill">
      <style:graphic-properties svg:stroke-width="0cm" svg:stroke-color="#666666" draw:marker-start-width="0cm" draw:marker-end="Arrow" draw:marker-end-width="0.2cm" draw:fill="none" draw:textarea-vertical-align="middle" fo:padding-top="0.125cm" fo:padding-bottom="0.125cm" fo:padding-left="0.25cm" fo:padding-right="0.25cm"/>
    </style:style>
    <style:style style:name="gr15" style:family="graphic" style:parent-style-name="objectwithoutfill">
      <style:graphic-properties svg:stroke-color="#ff6600" draw:fill="none" draw:textarea-vertical-align="middle"/>
    </style:style>
    <style:style style:name="gr16" style:family="graphic" style:parent-style-name="objectwithoutfill">
      <style:graphic-properties svg:stroke-width="0cm" svg:stroke-color="#ff6600" draw:marker-start-width="0.2cm" draw:marker-end-width="0.2cm" draw:fill="none" draw:textarea-vertical-align="middl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loext:graphic-properties draw:fill-color="#f17c0b"/>
      <style:paragraph-properties fo:text-align="center"/>
      <style:text-properties fo:color="#000000" fo:font-size="9pt" fo:font-style="normal" fo:font-weight="normal" style:font-size-asian="18pt" style:font-size-complex="18pt"/>
    </style:style>
    <style:style style:name="P3" style:family="paragraph">
      <loext:graphic-properties draw:fill-color="#f17c0b"/>
      <style:paragraph-properties fo:text-align="center"/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P4" style:family="paragraph">
      <loext:graphic-properties draw:fill-color="#eeeeee"/>
      <style:paragraph-properties fo:text-align="center"/>
      <style:text-properties fo:color="#000000" fo:font-size="9pt"/>
    </style:style>
    <style:style style:name="P5" style:family="paragraph">
      <loext:graphic-properties draw:fill-color="#f17c0b"/>
      <style:paragraph-properties fo:text-align="center"/>
      <style:text-properties fo:color="#000000" fo:font-size="9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color="#6a9662" fo:font-size="9pt" fo:font-weight="bold" style:font-size-asian="18pt" style:font-size-complex="18pt"/>
    </style:style>
    <style:style style:name="P8" style:family="paragraph">
      <loext:graphic-properties draw:fill="none" draw:fill-color="#ffffff"/>
      <style:text-properties fo:color="#666666" fo:font-size="9pt" fo:font-weight="bold" style:font-size-asian="18pt" style:font-size-complex="18pt"/>
    </style:style>
    <style:style style:name="P9" style:family="paragraph">
      <loext:graphic-properties draw:fill-color="#ffffff"/>
      <style:paragraph-properties fo:text-align="center"/>
      <style:text-properties fo:color="#b2b2b2" fo:font-size="9pt" fo:font-style="normal" fo:font-weight="bold" style:font-size-asian="18pt" style:font-size-complex="18pt"/>
    </style:style>
    <style:style style:name="P10" style:family="paragraph">
      <loext:graphic-properties draw:fill-color="#eeeeee"/>
      <style:paragraph-properties fo:text-align="center"/>
      <style:text-properties fo:color="#6a9662" fo:font-size="9pt" fo:font-style="normal" fo:font-weight="bold" style:font-size-asian="18pt" style:font-size-complex="18pt"/>
    </style:style>
    <style:style style:name="P11" style:family="paragraph">
      <loext:graphic-properties draw:fill="none" draw:fill-color="#ffffff"/>
      <style:text-properties fo:color="#666666" fo:font-size="9pt" fo:font-style="normal" fo:font-weight="bold" style:font-size-asian="18pt" style:font-size-complex="18pt"/>
    </style:style>
    <style:style style:name="T1" style:family="text">
      <style:text-properties fo:color="#000000" fo:font-size="9pt" fo:font-style="normal" fo:font-weight="normal" style:font-size-asian="18pt" style:font-size-complex="18pt"/>
    </style:style>
    <style:style style:name="T2" style:family="text">
      <style:text-properties fo:color="#000000" style:text-position="-33% 58%" fo:font-size="9pt" fo:font-style="normal" fo:font-weight="normal" style:font-size-asian="18pt" style:font-size-complex="18pt"/>
    </style:style>
    <style:style style:name="T3" style:family="text">
      <style:text-properties fo:color="#000000" style:text-position="0% 100%" fo:font-size="9pt" fo:font-style="normal" fo:font-weight="normal" style:font-size-asian="18pt" style:font-weight-asian="bold" style:font-size-complex="18pt" style:font-weight-complex="bold"/>
    </style:style>
    <style:style style:name="T4" style:family="text">
      <style:text-properties fo:color="#000000" style:text-position="-33% 58%" fo:font-size="9pt" fo:font-style="normal" fo:font-weight="normal" style:font-size-asian="18pt" style:font-weight-asian="bold" style:font-size-complex="18pt" style:font-weight-complex="bold"/>
    </style:style>
    <style:style style:name="T5" style:family="text">
      <style:text-properties fo:color="#000000" fo:font-size="9pt"/>
    </style:style>
    <style:style style:name="T6" style:family="text">
      <style:text-properties fo:color="#000000" style:text-position="-33% 58%" fo:font-size="9pt"/>
    </style:style>
    <style:style style:name="T7" style:family="text">
      <style:text-properties fo:color="#000000" style:text-position="-33% 58%" fo:font-size="9pt" fo:font-weight="bold" style:font-weight-asian="bold" style:font-weight-complex="bold"/>
    </style:style>
    <style:style style:name="T8" style:family="text">
      <style:text-properties fo:color="#6a9662" fo:font-size="9pt" fo:font-weight="bold" style:font-size-asian="18pt" style:font-size-complex="18pt"/>
    </style:style>
    <style:style style:name="T9" style:family="text">
      <style:text-properties fo:color="#6a9662" style:text-position="-33% 58%" fo:font-size="9pt" fo:font-weight="bold" style:font-size-asian="18pt" style:font-size-complex="18pt"/>
    </style:style>
    <style:style style:name="T10" style:family="text">
      <style:text-properties fo:color="#666666" style:text-position="0% 100%" fo:font-size="9pt" fo:font-weight="bold" style:font-size-asian="18pt" style:font-size-complex="18pt"/>
    </style:style>
    <style:style style:name="T11" style:family="text">
      <style:text-properties fo:color="#666666" style:text-position="-33% 58%" fo:font-size="9pt" fo:font-weight="bold" style:font-size-asian="18pt" style:font-size-complex="18pt"/>
    </style:style>
    <style:style style:name="T12" style:family="text">
      <style:text-properties fo:color="#666666" fo:font-size="9pt" fo:font-weight="bold" style:font-size-asian="18pt" style:font-size-complex="18pt"/>
    </style:style>
    <style:style style:name="T13" style:family="text">
      <style:text-properties fo:color="#b2b2b2" style:font-name="Noto Sans2" fo:font-size="9pt" fo:font-style="normal" fo:font-weight="bold" style:font-name-asian="Noto Sans2" style:font-size-asian="18pt" style:font-name-complex="Noto Sans2" style:font-size-complex="18pt"/>
    </style:style>
    <style:style style:name="T14" style:family="text">
      <style:text-properties fo:color="#b2b2b2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15" style:family="text">
      <style:text-properties fo:color="#b2b2b2" style:text-position="-33% 58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16" style:family="text">
      <style:text-properties fo:color="#b2b2b2" style:text-position="0% 100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17" style:family="text">
      <style:text-properties fo:color="#b2b2b2" style:text-position="-33% 58%" style:font-name="Liberation Sans" fo:font-size="9pt" fo:font-style="normal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18" style:family="text">
      <style:text-properties fo:color="#6a9662" style:font-name="Noto Sans2" fo:font-size="9pt" fo:font-style="normal" fo:font-weight="bold" style:font-name-asian="Noto Sans2" style:font-size-asian="18pt" style:font-name-complex="Noto Sans2" style:font-size-complex="18pt"/>
    </style:style>
    <style:style style:name="T19" style:family="text">
      <style:text-properties fo:color="#6a9662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20" style:family="text">
      <style:text-properties fo:color="#6a9662" style:text-position="-33% 58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21" style:family="text">
      <style:text-properties fo:color="#6a9662" style:text-position="0% 100%" style:font-name="Liberation Sans" fo:font-size="9pt" fo:font-style="normal" fo:font-weight="bold" style:font-name-asian="Liberation Sans3" style:font-size-asian="18pt" style:font-name-complex="Liberation Sans3" style:font-size-complex="18pt"/>
    </style:style>
    <style:style style:name="T22" style:family="text">
      <style:text-properties fo:color="#6a9662" style:text-position="0% 100%" style:font-name="Liberation Sans" fo:font-size="9pt" fo:font-style="normal" fo:font-weight="bold" style:font-name-asian="Liberation Sans3" style:font-size-asian="18pt" style:font-weight-asian="bold" style:font-name-complex="Liberation Sans3" style:font-size-complex="18pt" style:font-weight-complex="bold"/>
    </style:style>
    <style:style style:name="T23" style:family="text">
      <style:text-properties fo:color="#6a9662" style:text-position="-33% 58%" style:font-name="Liberation Sans" fo:font-size="9pt" fo:font-style="normal" fo:font-weight="bold" style:font-name-asian="Liberation Sans3" style:font-size-asian="18pt" style:font-weight-asian="bold" style:font-name-complex="Liberation Sans3" style:font-size-complex="18pt" style:font-weight-complex="bold"/>
    </style:style>
    <style:style style:name="T24" style:family="text">
      <style:text-properties fo:color="#6a9662" style:text-position="-33% 58%" style:font-name="Liberation Sans" fo:font-size="9pt" fo:font-style="normal" fo:font-weight="normal" style:font-name-asian="Liberation Sans3" style:font-size-asian="18pt" style:font-weight-asian="normal" style:font-name-complex="Liberation Sans3" style:font-size-complex="18pt" style:font-weight-complex="normal"/>
    </style:style>
    <style:style style:name="T25" style:family="text">
      <style:text-properties fo:font-size="9pt" style:font-size-asian="18pt" style:font-size-complex="18pt"/>
    </style:style>
    <style:style style:name="T26" style:family="text">
      <style:text-properties fo:color="#666666" style:text-position="0% 100%" fo:font-size="9pt" fo:font-style="normal" fo:font-weight="bold" style:font-size-asian="18pt" style:font-weight-asian="normal" style:font-size-complex="18pt" style:font-weight-complex="normal"/>
    </style:style>
    <style:style style:name="T27" style:family="text">
      <style:text-properties fo:color="#666666" style:text-position="-33% 58%" fo:font-size="9pt" fo:font-style="normal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0.794cm" svg:height="0.794cm" svg:x="2.778cm" svg:y="6.923cm">
            <text:p text:style-name="P1"><text:span text:style-name="T1">i</text:span><text:span text:style-name="T2">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3" draw:layer="layout" svg:width="0.794cm" svg:height="0.794cm" svg:x="2.778cm" svg:y="11.336cm">
            <text:p text:style-name="P1"><text:span text:style-name="T3">i</text:span><text:span text:style-name="T4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" draw:text-style-name="P2" draw:layer="layout" svg:width="0.794cm" svg:height="0.794cm" svg:x="2.778cm" svg:y="9.13cm">
            <text:p text:style-name="P1"><text:span text:style-name="T1">i</text:span><text:span text:style-name="T2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" draw:text-style-name="P4" draw:layer="layout" svg:width="0.794cm" svg:height="0.794cm" svg:x="6.75cm" svg:y="5.821cm">
          <text:p text:style-name="P1"><text:span text:style-name="T5">h</text:span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0.794cm" svg:height="0.794cm" svg:x="6.75cm" svg:y="10.234cm">
          <text:p text:style-name="P1"><text:span text:style-name="T5">h</text:span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0.794cm" svg:height="0.794cm" svg:x="6.75cm" svg:y="8.028cm">
          <text:p text:style-name="P1"><text:span text:style-name="T5">h</text:span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5" draw:layer="layout" svg:width="0.794cm" svg:height="0.794cm" svg:x="6.75cm" svg:y="12.438cm">
          <text:p text:style-name="P1"><text:span text:style-name="T5">h</text:span><text:span text:style-name="T7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6" draw:layer="layout" svg:x1="3.598cm" svg:y1="7.29cm" svg:x2="6.752cm" svg:y2="6.209cm">
          <text:p/>
        </draw:line>
        <draw:line draw:style-name="gr4" draw:text-style-name="P6" draw:layer="layout" svg:x1="3.577cm" svg:y1="7.293cm" svg:x2="6.739cm" svg:y2="8.352cm">
          <text:p/>
        </draw:line>
        <draw:line draw:style-name="gr4" draw:text-style-name="P6" draw:layer="layout" svg:x1="3.59cm" svg:y1="7.294cm" svg:x2="6.752cm" svg:y2="10.561cm">
          <text:p/>
        </draw:line>
        <draw:line draw:style-name="gr4" draw:text-style-name="P6" draw:layer="layout" svg:x1="3.586cm" svg:y1="7.303cm" svg:x2="6.787cm" svg:y2="12.555cm">
          <text:p/>
        </draw:line>
        <draw:line draw:style-name="gr4" draw:text-style-name="P6" draw:layer="layout" svg:x1="3.584cm" svg:y1="9.476cm" svg:x2="6.738cm" svg:y2="8.395cm">
          <text:p/>
        </draw:line>
        <draw:line draw:style-name="gr4" draw:text-style-name="P6" draw:layer="layout" svg:x1="3.563cm" svg:y1="9.479cm" svg:x2="6.708cm" svg:y2="10.61cm">
          <text:p/>
        </draw:line>
        <draw:line draw:style-name="gr4" draw:text-style-name="P6" draw:layer="layout" svg:x1="3.576cm" svg:y1="9.48cm" svg:x2="6.708cm" svg:y2="12.7cm">
          <text:p/>
        </draw:line>
        <draw:line draw:style-name="gr5" draw:text-style-name="P6" draw:layer="layout" svg:x1="3.57cm" svg:y1="9.504cm" svg:x2="6.72cm" svg:y2="6.311cm">
          <text:p/>
        </draw:line>
        <draw:line draw:style-name="gr4" draw:text-style-name="P6" draw:layer="layout" svg:x1="3.582cm" svg:y1="11.72cm" svg:x2="6.736cm" svg:y2="10.639cm">
          <text:p/>
        </draw:line>
        <draw:line draw:style-name="gr4" draw:text-style-name="P6" draw:layer="layout" svg:x1="3.561cm" svg:y1="11.723cm" svg:x2="6.708cm" svg:y2="12.899cm">
          <text:p/>
        </draw:line>
        <draw:line draw:style-name="gr5" draw:text-style-name="P6" draw:layer="layout" svg:x1="3.574cm" svg:y1="11.724cm" svg:x2="6.787cm" svg:y2="6.456cm">
          <text:p/>
        </draw:line>
        <draw:line draw:style-name="gr4" draw:text-style-name="P6" draw:layer="layout" svg:x1="3.598cm" svg:y1="11.721cm" svg:x2="6.721cm" svg:y2="8.506cm">
          <text:p/>
        </draw:line>
        <draw:line draw:style-name="gr4" draw:text-style-name="P6" draw:layer="layout" svg:x1="1.177cm" svg:y1="7.356cm" svg:x2="2.801cm" svg:y2="7.336cm">
          <text:p/>
        </draw:line>
        <draw:line draw:style-name="gr4" draw:text-style-name="P6" draw:layer="layout" svg:x1="1.177cm" svg:y1="11.759cm" svg:x2="2.801cm" svg:y2="11.739cm">
          <text:p/>
        </draw:line>
        <draw:line draw:style-name="gr4" draw:text-style-name="P6" draw:layer="layout" svg:x1="1.177cm" svg:y1="9.589cm" svg:x2="2.801cm" svg:y2="9.569cm">
          <text:p/>
        </draw:line>
        <draw:frame draw:style-name="gr6" draw:text-style-name="P7" draw:layer="layout" svg:width="1.138cm" svg:height="0.793cm" svg:x="3.822cm" svg:y="6.432cm">
          <draw:text-box>
            <text:p><text:span text:style-name="T8">w</text:span><text:span text:style-name="T9">11</text:span></text:p>
          </draw:text-box>
        </draw:frame>
        <draw:frame draw:style-name="gr7" draw:text-style-name="P8" draw:layer="layout" svg:width="1.138cm" svg:height="0.689cm" svg:x="1.387cm" svg:y="6.813cm">
          <draw:text-box>
            <text:p><text:span text:style-name="T10">x</text:span><text:span text:style-name="T11">1</text:span></text:p>
          </draw:text-box>
        </draw:frame>
        <draw:frame draw:style-name="gr8" draw:text-style-name="P8" draw:layer="layout" svg:width="1.138cm" svg:height="0.682cm" svg:x="3.927cm" svg:y="7.54cm">
          <draw:text-box>
            <text:p><text:span text:style-name="T12">w</text:span><text:span text:style-name="T11">31</text:span></text:p>
          </draw:text-box>
        </draw:frame>
        <draw:frame draw:style-name="gr9" draw:text-style-name="P8" draw:layer="layout" svg:width="1.138cm" svg:height="0.846cm" svg:x="3.464cm" svg:y="7.804cm">
          <draw:text-box>
            <text:p><text:span text:style-name="T12">w</text:span><text:span text:style-name="T11">41</text:span></text:p>
          </draw:text-box>
        </draw:frame>
        <draw:g>
          <draw:line draw:style-name="gr4" draw:text-style-name="P6" draw:layer="layout" svg:x1="7.551cm" svg:y1="6.233cm" svg:x2="8.507cm" svg:y2="6.213cm">
            <text:p/>
          </draw:line>
          <draw:line draw:style-name="gr4" draw:text-style-name="P6" draw:layer="layout" svg:x1="7.551cm" svg:y1="10.636cm" svg:x2="8.507cm" svg:y2="10.616cm">
            <text:p/>
          </draw:line>
          <draw:line draw:style-name="gr4" draw:text-style-name="P6" draw:layer="layout" svg:x1="7.551cm" svg:y1="8.466cm" svg:x2="8.507cm" svg:y2="8.446cm">
            <text:p/>
          </draw:line>
          <draw:line draw:style-name="gr4" draw:text-style-name="P6" draw:layer="layout" svg:x1="7.551cm" svg:y1="12.842cm" svg:x2="8.507cm" svg:y2="12.822cm">
            <text:p/>
          </draw:line>
        </draw:g>
        <draw:frame draw:style-name="gr6" draw:text-style-name="P8" draw:layer="layout" svg:width="1.138cm" svg:height="0.793cm" svg:x="3.886cm" svg:y="11.869cm">
          <draw:text-box>
            <text:p><text:span text:style-name="T12">w</text:span><text:span text:style-name="T11">43</text:span></text:p>
          </draw:text-box>
        </draw:frame>
        <draw:frame draw:style-name="gr10" draw:text-style-name="P7" draw:layer="layout" svg:width="0.981cm" svg:height="0.684cm" svg:x="3.227cm" svg:y="10.535cm">
          <draw:text-box>
            <text:p><text:span text:style-name="T8">w</text:span><text:span text:style-name="T9">13</text:span></text:p>
          </draw:text-box>
        </draw:frame>
        <draw:frame draw:style-name="gr11" draw:text-style-name="P8" draw:layer="layout" svg:width="0.967cm" svg:height="0.698cm" svg:x="3.783cm" svg:y="10.812cm">
          <draw:text-box>
            <text:p><text:span text:style-name="T12">w</text:span><text:span text:style-name="T11">23</text:span></text:p>
          </draw:text-box>
        </draw:frame>
        <draw:frame draw:style-name="gr10" draw:text-style-name="P8" draw:layer="layout" svg:width="0.981cm" svg:height="0.684cm" svg:x="3.981cm" svg:y="11.223cm">
          <draw:text-box>
            <text:p><text:span text:style-name="T12">w</text:span><text:span text:style-name="T11">33</text:span></text:p>
          </draw:text-box>
        </draw:frame>
        <draw:frame draw:style-name="gr6" draw:text-style-name="P7" draw:layer="layout" svg:width="1.138cm" svg:height="0.793cm" svg:x="3.331cm" svg:y="8.525cm">
          <draw:text-box>
            <text:p><text:span text:style-name="T8">w</text:span><text:span text:style-name="T9">12</text:span></text:p>
          </draw:text-box>
        </draw:frame>
        <draw:frame draw:style-name="gr6" draw:text-style-name="P8" draw:layer="layout" svg:width="1.138cm" svg:height="0.793cm" svg:x="3.78cm" svg:y="8.935cm">
          <draw:text-box>
            <text:p><text:span text:style-name="T12">w</text:span><text:span text:style-name="T11">22</text:span></text:p>
          </draw:text-box>
        </draw:frame>
        <draw:frame draw:style-name="gr6" draw:text-style-name="P8" draw:layer="layout" svg:width="1.138cm" svg:height="0.793cm" svg:x="3.754cm" svg:y="9.333cm">
          <draw:text-box>
            <text:p><text:span text:style-name="T12">w</text:span><text:span text:style-name="T11">32</text:span></text:p>
          </draw:text-box>
        </draw:frame>
        <draw:frame draw:style-name="gr6" draw:text-style-name="P8" draw:layer="layout" svg:width="1.138cm" svg:height="0.793cm" svg:x="3.529cm" svg:y="9.742cm">
          <draw:text-box>
            <text:p><text:span text:style-name="T12">w</text:span><text:span text:style-name="T11">42</text:span></text:p>
          </draw:text-box>
        </draw:frame>
        <draw:custom-shape draw:style-name="gr12" draw:text-style-name="P9" draw:layer="layout" svg:width="5.146cm" svg:height="0.714cm" svg:x="7.991cm" svg:y="5.862cm">
          <text:p text:style-name="P1"><text:span text:style-name="T13">Φ</text:span><text:span text:style-name="T14">(w</text:span><text:span text:style-name="T15">11</text:span><text:span text:style-name="T16">x</text:span><text:span text:style-name="T15">1 </text:span><text:span text:style-name="T16">+ w</text:span><text:span text:style-name="T15">12</text:span><text:span text:style-name="T16">x</text:span><text:span text:style-name="T15">2 </text:span><text:span text:style-name="T16">+ w</text:span><text:span text:style-name="T15">13</text:span><text:span text:style-name="T16">x</text:span><text:span text:style-name="T17">3</text:span><text:span text:style-name="T16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5.146cm" svg:height="0.714cm" svg:x="7.991cm" svg:y="12.478cm">
          <text:p text:style-name="P1"><text:span text:style-name="T18">Φ</text:span><text:span text:style-name="T19">(w</text:span><text:span text:style-name="T20">41</text:span><text:span text:style-name="T21">x</text:span><text:span text:style-name="T20">1 </text:span><text:span text:style-name="T21">+ w</text:span><text:span text:style-name="T20">42</text:span><text:span text:style-name="T21">x</text:span><text:span text:style-name="T20">2 </text:span><text:span text:style-name="T21">+ w</text:span><text:span text:style-name="T20">43</text:span><text:span text:style-name="T21">x</text:span><text:span text:style-name="T20">3</text:span><text:span text:style-name="T21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5.146cm" svg:height="0.714cm" svg:x="7.991cm" svg:y="10.282cm">
          <text:p text:style-name="P1"><text:span text:style-name="T18">Φ</text:span><text:span text:style-name="T19">(w</text:span><text:span text:style-name="T20">31</text:span><text:span text:style-name="T22">x</text:span><text:span text:style-name="T23">1 </text:span><text:span text:style-name="T21">+ w</text:span><text:span text:style-name="T20">32</text:span><text:span text:style-name="T21">x</text:span><text:span text:style-name="T20">2 </text:span><text:span text:style-name="T21">+ w</text:span><text:span text:style-name="T20">33</text:span><text:span text:style-name="T21">x</text:span><text:span text:style-name="T20">3</text:span><text:span text:style-name="T21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10" draw:layer="layout" svg:width="5.146cm" svg:height="0.714cm" svg:x="7.991cm" svg:y="8.086cm">
          <text:p text:style-name="P1"><text:span text:style-name="T18">Φ</text:span><text:span text:style-name="T19">(w</text:span><text:span text:style-name="T20">21</text:span><text:span text:style-name="T21">x</text:span><text:span text:style-name="T20">1 </text:span><text:span text:style-name="T21">+ w</text:span><text:span text:style-name="T20">22</text:span><text:span text:style-name="T21">x</text:span><text:span text:style-name="T20">2 </text:span><text:span text:style-name="T21">+ w</text:span><text:span text:style-name="T20">23</text:span><text:span text:style-name="T21">x</text:span><text:span text:style-name="T24">3</text:span><text:span text:style-name="T21">)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line draw:style-name="gr14" draw:text-style-name="P6" draw:layer="layout" svg:x1="12.915cm" svg:y1="6.233cm" svg:x2="14.142cm" svg:y2="6.213cm">
            <text:p text:style-name="P1"><text:span text:style-name="T25"/></text:p>
            <text:p text:style-name="P1"><text:span text:style-name="T25"/></text:p>
          </draw:line>
          <draw:line draw:style-name="gr4" draw:text-style-name="P6" draw:layer="layout" svg:x1="12.915cm" svg:y1="10.636cm" svg:x2="14.142cm" svg:y2="10.616cm">
            <text:p/>
          </draw:line>
          <draw:line draw:style-name="gr4" draw:text-style-name="P6" draw:layer="layout" svg:x1="12.915cm" svg:y1="8.466cm" svg:x2="14.142cm" svg:y2="8.446cm">
            <text:p/>
          </draw:line>
          <draw:line draw:style-name="gr4" draw:text-style-name="P6" draw:layer="layout" svg:x1="12.915cm" svg:y1="12.842cm" svg:x2="14.142cm" svg:y2="12.822cm">
            <text:p/>
          </draw:line>
        </draw:g>
        <draw:frame draw:style-name="gr7" draw:text-style-name="P8" draw:layer="layout" svg:width="1.138cm" svg:height="0.689cm" svg:x="1.387cm" svg:y="11.22cm">
          <draw:text-box>
            <text:p><text:span text:style-name="T10">x</text:span><text:span text:style-name="T11">3</text:span></text:p>
          </draw:text-box>
        </draw:frame>
        <draw:frame draw:style-name="gr7" draw:text-style-name="P8" draw:layer="layout" svg:width="1.138cm" svg:height="0.689cm" svg:x="1.387cm" svg:y="9.05cm">
          <draw:text-box>
            <text:p><text:span text:style-name="T10">x</text:span><text:span text:style-name="T11">2</text:span></text:p>
          </draw:text-box>
        </draw:frame>
        <draw:frame draw:style-name="gr8" draw:text-style-name="P8" draw:layer="layout" svg:width="0.955cm" svg:height="0.682cm" svg:x="4.125cm" svg:y="7.118cm">
          <draw:text-box>
            <text:p><text:span text:style-name="T10">w</text:span><text:span text:style-name="T11">21</text:span></text:p>
          </draw:text-box>
        </draw:frame>
        <draw:frame draw:style-name="gr7" draw:text-style-name="P11" draw:layer="layout" svg:width="1.138cm" svg:height="0.689cm" svg:x="13.095cm" svg:y="5.703cm">
          <draw:text-box>
            <text:p><text:span text:style-name="T26">y</text:span><text:span text:style-name="T27">1</text:span></text:p>
          </draw:text-box>
        </draw:frame>
        <draw:frame draw:style-name="gr7" draw:text-style-name="P8" draw:layer="layout" svg:width="1.138cm" svg:height="0.689cm" svg:x="13.095cm" svg:y="12.292cm">
          <draw:text-box>
            <text:p><text:span text:style-name="T10">y</text:span><text:span text:style-name="T11">4</text:span></text:p>
          </draw:text-box>
        </draw:frame>
        <draw:frame draw:style-name="gr7" draw:text-style-name="P8" draw:layer="layout" svg:width="1.138cm" svg:height="0.689cm" svg:x="13.095cm" svg:y="10.083cm">
          <draw:text-box>
            <text:p><text:span text:style-name="T10">y</text:span><text:span text:style-name="T11">3</text:span></text:p>
          </draw:text-box>
        </draw:frame>
        <draw:frame draw:style-name="gr7" draw:text-style-name="P8" draw:layer="layout" svg:width="1.138cm" svg:height="0.689cm" svg:x="13.095cm" svg:y="7.914cm">
          <draw:text-box>
            <text:p><text:span text:style-name="T10">y</text:span><text:span text:style-name="T11">2</text:span></text:p>
          </draw:text-box>
        </draw:frame>
        <draw:g>
          <draw:line draw:style-name="gr15" draw:text-style-name="P6" draw:layer="layout" svg:x1="13.24cm" svg:y1="5.738cm" svg:x2="13.867cm" svg:y2="6.476cm">
            <text:p/>
          </draw:line>
          <draw:line draw:style-name="gr16" draw:text-style-name="P6" draw:layer="layout" svg:x1="13.198cm" svg:y1="6.531cm" svg:x2="13.811cm" svg:y2="5.752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Noto Sans1" svg:font-family="'Noto Sans'" style:font-family-generic="swiss"/>
    <style:font-face style:name="Noto Sans2" svg:font-family="'Noto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Mangal1" svg:font-family="Mangal" style:font-family-generic="swiss" style:font-pitch="variable"/>
    <style:font-face style:name="Noto Sans" svg:font-family="'Noto Sans'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7T07:00:51.690509850</meta:creation-date>
    <dc:date>2018-02-17T14:57:16.100913156</dc:date>
    <meta:editing-duration>PT1H1M22S</meta:editing-duration>
    <meta:editing-cycles>10</meta:editing-cycles>
    <meta:generator>LibreOffice/5.0.3.2$Linux_X86_64 LibreOffice_project/00m0$Build-2</meta:generator>
    <meta:document-statistic meta:object-count="59"/>
  </office:meta>
</office:document-meta>
</file>